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6472" calcext:value-type="float">
            <text:p>6.3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4754" calcext:value-type="float">
            <text:p>6.794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5066" calcext:value-type="float">
            <text:p>7.005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6714" calcext:value-type="float">
            <text:p>7.236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888" calcext:value-type="float">
            <text:p>7.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7788" calcext:value-type="float">
            <text:p>7.44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36048" calcext:value-type="float">
            <text:p>7.35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7412" calcext:value-type="float">
            <text:p>7.48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6892" calcext:value-type="float">
            <text:p>7.136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404" calcext:value-type="float">
            <text:p>6.9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778" calcext:value-type="float">
            <text:p>6.986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2964" calcext:value-type="float">
            <text:p>7.71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6972" calcext:value-type="float">
            <text:p>7.77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5116" calcext:value-type="float">
            <text:p>7.40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6748" calcext:value-type="float">
            <text:p>6.74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2988" calcext:value-type="float">
            <text:p>7.142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7972" calcext:value-type="float">
            <text:p>8.15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89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48" meta:object-count="0"/>
    <meta:user-defined meta:name="AppVersion">3.0</meta:user-defined>
  </office:meta>
</office:document-meta>
</file>